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25.7cm" style:rel-column-width="65535*"/>
    </style:style>
    <style:style style:name="Таблица4.A1" style:family="table-cell">
      <style:table-cell-properties fo:padding="0.097cm" fo:border-left="0.002cm solid #000000" fo:border-right="0.002cm solid #000000" fo:border-top="0.002cm solid #000000" fo:border-bottom="none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25.7cm" style:rel-column-width="65535*"/>
    </style:style>
    <style:style style:name="Таблица2.A1" style:family="table-cell">
      <style:table-cell-properties fo:padding="0.097cm" fo:border-left="0.002cm solid #000000" fo:border-right="0.002cm solid #000000" fo:border-top="0.002cm solid #000000" fo:border-bottom="none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25.7cm" style:rel-column-width="65535*"/>
    </style:style>
    <style:style style:name="Таблица1.A1" style:family="table-cell">
      <style:table-cell-properties fo:padding="0.097cm" fo:border="0.002cm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25.7cm" style:rel-column-width="65535*"/>
    </style:style>
    <style:style style:name="Таблица3.A1" style:family="table-cell">
      <style:table-cell-properties fo:padding="0.097cm" fo:border="0.002cm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25.7cm" style:rel-column-width="65535*"/>
    </style:style>
    <style:style style:name="Таблица5.A1" style:family="table-cell">
      <style:table-cell-properties fo:padding="0.097cm" fo:border="0.002cm solid #000000"/>
    </style:style>
    <style:style style:name="Таблица7" style:family="table">
      <style:table-properties style:width="25.7cm" table:align="margins"/>
    </style:style>
    <style:style style:name="Таблица7.A" style:family="table-column">
      <style:table-column-properties style:column-width="25.7cm" style:rel-column-width="65535*"/>
    </style:style>
    <style:style style:name="Таблица7.A1" style:family="table-cell">
      <style:table-cell-properties fo:padding="0.097cm" fo:border="0.002cm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25.7cm" style:rel-column-width="65535*"/>
    </style:style>
    <style:style style:name="Таблица9.A1" style:family="table-cell">
      <style:table-cell-properties fo:padding="0.097cm" fo:border="0.002cm solid #000000"/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25.7cm" style:rel-column-width="65535*"/>
    </style:style>
    <style:style style:name="Таблица10.A1" style:family="table-cell">
      <style:table-cell-properties fo:padding="0.097cm" fo:border="0.002cm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25.7cm" style:rel-column-width="65535*"/>
    </style:style>
    <style:style style:name="Таблица11.A1" style:family="table-cell">
      <style:table-cell-properties fo:padding="0.097cm" fo:border="0.002cm solid #000000"/>
    </style:style>
    <style:style style:name="Таблица12" style:family="table">
      <style:table-properties style:width="25.7cm" table:align="margins"/>
    </style:style>
    <style:style style:name="Таблица12.A" style:family="table-column">
      <style:table-column-properties style:column-width="25.7cm" style:rel-column-width="65535*"/>
    </style:style>
    <style:style style:name="Таблица12.A1" style:family="table-cell">
      <style:table-cell-properties fo:padding="0.097cm" fo:border="0.002cm solid #000000"/>
    </style:style>
    <style:style style:name="Таблица13" style:family="table">
      <style:table-properties style:width="25.7cm" table:align="margins"/>
    </style:style>
    <style:style style:name="Таблица13.A" style:family="table-column">
      <style:table-column-properties style:column-width="25.7cm" style:rel-column-width="65535*"/>
    </style:style>
    <style:style style:name="Таблица13.A1" style:family="table-cell">
      <style:table-cell-properties fo:padding="0.097cm" fo:border="0.002cm solid #000000"/>
    </style:style>
    <style:style style:name="Таблица15" style:family="table">
      <style:table-properties style:width="25.7cm" table:align="margins"/>
    </style:style>
    <style:style style:name="Таблица15.A" style:family="table-column">
      <style:table-column-properties style:column-width="25.7cm" style:rel-column-width="65535*"/>
    </style:style>
    <style:style style:name="Таблица15.A1" style:family="table-cell">
      <style:table-cell-properties fo:padding="0.097cm" fo:border="0.002cm solid #000000"/>
    </style:style>
    <style:style style:name="Таблица18" style:family="table">
      <style:table-properties style:width="25.7cm" table:align="margins"/>
    </style:style>
    <style:style style:name="Таблица18.A" style:family="table-column">
      <style:table-column-properties style:column-width="5.98cm" style:rel-column-width="15248*"/>
    </style:style>
    <style:style style:name="Таблица18.B" style:family="table-column">
      <style:table-column-properties style:column-width="19.72cm" style:rel-column-width="50287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B1" style:family="table-cell">
      <style:table-cell-properties fo:padding="0.097cm" fo:border="0.002cm solid #000000"/>
    </style:style>
    <style:style style:name="Таблица18.A2" style:family="table-cell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25.7cm" table:align="margins"/>
    </style:style>
    <style:style style:name="Таблица6.A" style:family="table-column">
      <style:table-column-properties style:column-width="7.117cm" style:rel-column-width="18149*"/>
    </style:style>
    <style:style style:name="Таблица6.B" style:family="table-column">
      <style:table-column-properties style:column-width="18.583cm" style:rel-column-width="47386*"/>
    </style:style>
    <style:style style:name="Таблица6.A1" style:family="table-cell">
      <style:table-cell-properties fo:padding="0.097cm" fo:border-left="0.002cm solid #000000" fo:border-right="none" fo:border-top="0.002cm solid #000000" fo:border-bottom="none"/>
    </style:style>
    <style:style style:name="Таблица6.B1" style:family="table-cell">
      <style:table-cell-properties fo:padding="0.097cm" fo:border-left="none" fo:border-right="0.002cm solid #000000" fo:border-top="0.002cm solid #000000" fo:border-bottom="none"/>
    </style:style>
    <style:style style:name="Таблица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25.7cm" table:align="margins"/>
    </style:style>
    <style:style style:name="Таблица17.A" style:family="table-column">
      <style:table-column-properties style:column-width="7.117cm" style:rel-column-width="18149*"/>
    </style:style>
    <style:style style:name="Таблица17.B" style:family="table-column">
      <style:table-column-properties style:column-width="18.583cm" style:rel-column-width="47386*"/>
    </style:style>
    <style:style style:name="Таблица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7.B1" style:family="table-cell">
      <style:table-cell-properties fo:padding="0.097cm" fo:border="0.002cm solid #000000"/>
    </style:style>
    <style:style style:name="Таблица19" style:family="table">
      <style:table-properties style:width="25.7cm" table:align="margins"/>
    </style:style>
    <style:style style:name="Таблица19.A" style:family="table-column">
      <style:table-column-properties style:column-width="25.7cm" style:rel-column-width="65535*"/>
    </style:style>
    <style:style style:name="Таблица19.A1" style:family="table-cell">
      <style:table-cell-properties fo:padding="0.097cm" fo:border="0.002cm solid #000000"/>
    </style:style>
    <style:style style:name="Таблица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0" style:family="table">
      <style:table-properties style:width="25.7cm" table:align="margins"/>
    </style:style>
    <style:style style:name="Таблица20.A" style:family="table-column">
      <style:table-column-properties style:column-width="25.7cm" style:rel-column-width="65535*"/>
    </style:style>
    <style:style style:name="Таблица20.A1" style:family="table-cell">
      <style:table-cell-properties fo:padding="0.097cm" fo:border-left="0.002cm solid #000000" fo:border-right="0.002cm solid #000000" fo:border-top="0.002cm solid #000000" fo:border-bottom="none"/>
    </style:style>
    <style:style style:name="Таблица20.A2" style:family="table-cell">
      <style:table-cell-properties fo:padding="0.097cm" fo:border-left="0.002cm solid #000000" fo:border-right="0.002cm solid #000000" fo:border-top="none" fo:border-bottom="none"/>
    </style:style>
    <style:style style:name="Таблица20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25.7cm" table:align="margins"/>
    </style:style>
    <style:style style:name="Таблица8.A" style:family="table-column">
      <style:table-column-properties style:column-width="25.7cm" style:rel-column-width="65535*"/>
    </style:style>
    <style:style style:name="Таблица8.A1" style:family="table-cell">
      <style:table-cell-properties fo:padding="0.097cm" fo:border="0.002cm solid #000000"/>
    </style:style>
    <style:style style:name="Таблица14" style:family="table">
      <style:table-properties style:width="25.7cm" table:align="margins"/>
    </style:style>
    <style:style style:name="Таблица14.A" style:family="table-column">
      <style:table-column-properties style:column-width="25.7cm" style:rel-column-width="65535*"/>
    </style:style>
    <style:style style:name="Таблица14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style:font-name="Consolas" fo:font-size="14pt" fo:font-style="normal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Consolas" fo:font-size="14pt" fo:font-style="normal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3" style:family="paragraph" style:parent-style-name="Standard">
      <style:paragraph-properties style:text-autospace="none"/>
      <style:text-properties style:font-name="Consolas" fo:font-size="14pt" fo:font-style="normal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Consolas" fo:font-size="14pt" fo:language="ru" fo:country="RU" fo:font-style="normal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5" style:family="paragraph" style:parent-style-name="Standard">
      <style:paragraph-properties style:text-autospace="none"/>
      <style:text-properties style:font-name="Consolas" fo:font-size="14pt" fo:language="ru" fo:country="RU" fo:font-style="normal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P6" style:family="paragraph" style:parent-style-name="Standard">
      <style:text-properties style:font-name="Consolas" fo:font-size="14pt" fo:language="ru" fo:country="RU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onsolas" fo:font-size="14pt" fo:language="ru" fo:country="RU" style:font-size-asian="14pt" style:font-size-complex="14pt"/>
    </style:style>
    <style:style style:name="P8" style:family="paragraph" style:parent-style-name="Standard">
      <style:text-properties style:font-name="Consolas"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Consolas" fo:font-size="14pt" fo:language="en" fo:country="US" style:font-size-asian="14pt" style:font-size-complex="14pt"/>
    </style:style>
    <style:style style:name="P11" style:family="paragraph" style:parent-style-name="Standard">
      <style:text-properties style:font-name="Consolas"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 style:text-autospace="none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000000" style:font-name="Consolas" fo:font-size="14pt" fo:font-style="normal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 style:text-autospace="none"/>
      <style:text-properties fo:color="#000000" style:font-name="Consolas" fo:font-size="14pt" fo:language="ru" fo:country="RU" fo:font-style="normal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15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 style:text-autospace="none"/>
      <style:text-properties fo:language="ru" fo:country="RU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 style:text-autospace="none"/>
      <style:text-properties fo:color="#cc0000" style:font-name="Consolas" fo:font-size="14pt" fo:language="ru" fo:country="RU" fo:font-style="normal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P18" style:family="paragraph" style:parent-style-name="Table_20_Contents">
      <style:text-properties style:font-name="Consolas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4pt" fo:language="en" fo:country="US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style:font-name="Consolas" fo:font-size="14pt" fo:language="en" fo:country="US" fo:font-weight="normal" style:font-size-asian="14pt" style:font-weight-asian="normal" style:font-size-complex="14pt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4pt" fo:language="en" fo:country="US" fo:font-weight="normal" style:font-size-asian="14pt" style:font-weight-asian="normal" style:font-size-complex="14pt" style:font-weight-complex="normal"/>
    </style:style>
    <style:style style:name="P23" style:family="paragraph" style:parent-style-name="Table_20_Contents">
      <style:text-properties style:font-name="Consolas" fo:font-size="14pt" fo:language="en" fo:country="US" style:font-size-asian="14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4pt" fo:language="en" fo:country="US" style:font-size-asian="14pt" style:font-size-complex="14pt"/>
    </style:style>
    <style:style style:name="P25" style:family="paragraph" style:parent-style-name="Table_20_Contents">
      <style:text-properties style:font-name="Consolas" fo:font-size="14pt" fo:language="ru" fo:country="RU"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4pt" fo:language="ru" fo:country="RU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text-properties style:font-name="Consolas" fo:font-size="14pt" fo:language="ru" fo:country="RU" style:font-size-asian="14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font-name="Consolas" fo:font-size="14pt" fo:language="ru" fo:country="RU" style:font-size-asian="14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style:font-name="Consolas" fo:font-size="14pt" fo:language="ru" fo:country="RU" fo:font-weight="normal" style:font-size-asian="14pt" style:font-weight-asian="normal" style:font-size-complex="14pt" style:font-weight-complex="normal"/>
    </style:style>
    <style:style style:name="P30" style:family="paragraph" style:parent-style-name="Table_20_Contents">
      <style:text-properties style:font-name="Consolas" fo:font-size="14pt" style:font-size-asian="14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4pt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fo:color="#0000cc" style:font-name="Consolas" fo:font-size="14pt" fo:language="en" fo:country="US" fo:font-weight="bold" style:font-size-asian="14pt" style:font-weight-asian="bold" style:font-size-complex="14pt" style:font-weight-complex="bold"/>
    </style:style>
    <style:style style:name="P33" style:family="paragraph" style:parent-style-name="Table_20_Contents">
      <style:text-properties fo:color="#0000cc" style:font-name="Consolas" fo:font-size="14pt" fo:language="en" fo:country="US" fo:font-weight="normal" style:font-size-asian="14pt" style:font-weight-asian="normal" style:font-size-complex="14pt" style:font-weight-complex="normal"/>
    </style:style>
    <style:style style:name="P34" style:family="paragraph" style:parent-style-name="Table_20_Contents">
      <style:text-properties fo:color="#0000cc" style:font-name="Consolas" fo:font-size="14pt" fo:language="en" fo:country="US" style:font-size-asian="14pt" style:font-size-complex="14pt"/>
    </style:style>
    <style:style style:name="P35" style:family="paragraph" style:parent-style-name="Table_20_Contents">
      <style:text-properties fo:color="#0000cc" style:font-name="Consolas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 style:parent-style-name="Table_20_Contents">
      <style:text-properties fo:color="#000000" style:font-name="Consolas" fo:font-size="14pt" fo:language="ru" fo:country="RU" fo:font-weight="normal" style:font-size-asian="14pt" style:font-weight-asian="normal" style:font-size-complex="14pt" style:font-weight-complex="normal"/>
    </style:style>
    <style:style style:name="P37" style:family="paragraph" style:parent-style-name="Table_20_Contents">
      <style:text-properties fo:color="#000000" style:font-name="Consolas" fo:font-size="14pt" fo:language="ru" fo:country="RU" style:font-size-asian="14pt" style:font-size-complex="14pt"/>
    </style:style>
    <style:style style:name="P38" style:family="paragraph" style:parent-style-name="Table_20_Contents">
      <style:text-properties fo:color="#000000" style:font-name="Consolas" fo:font-size="14pt" fo:language="en" fo:country="US" style:font-size-asian="14pt" style:font-size-complex="14pt"/>
    </style:style>
    <style:style style:name="P39" style:family="paragraph" style:parent-style-name="Table_20_Contents">
      <style:paragraph-properties fo:background-color="transparent">
        <style:background-image/>
      </style:paragraph-properties>
      <style:text-properties style:font-name="Consolas" fo:font-size="14pt" fo:language="ru" fo:country="RU" fo:font-weight="bold" fo:background-color="transparent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Consolas" fo:font-size="14pt" fo:language="ru" fo:country="RU" fo:font-weight="normal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 fo:background-color="transparent" style:text-autospace="none">
        <style:background-image/>
      </style:paragraph-properties>
      <style:text-properties style:font-name="Consolas" fo:font-size="14pt" fo:font-style="normal" fo:font-weight="bold" fo:background-color="transparent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42" style:family="paragraph" style:parent-style-name="Standard">
      <style:paragraph-properties fo:text-align="justify" style:justify-single-word="false" fo:background-color="transparent" style:text-autospace="none">
        <style:background-image/>
      </style:paragraph-properties>
      <style:text-properties style:font-name="Consolas" fo:font-size="14pt" fo:font-style="normal" fo:font-weight="normal" fo:background-color="transparent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 fo:background-color="transparent" style:text-autospace="none">
        <style:background-image/>
      </style:paragraph-properties>
      <style:text-properties style:font-name="Consolas" fo:font-size="14pt" fo:language="ru" fo:country="RU" fo:font-style="normal" fo:font-weight="bold" fo:background-color="transparent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44" style:family="paragraph" style:parent-style-name="Table_20_Contents">
      <style:text-properties fo:color="#000000" style:font-name="Consolas" fo:font-size="14pt" fo:language="ru" fo:country="RU" fo:font-weight="normal" style:font-size-asian="14pt" style:font-weight-asian="normal" style:font-size-complex="14pt" style:font-weight-complex="normal"/>
    </style:style>
    <style:style style:name="P45" style:family="paragraph" style:parent-style-name="Table_20_Contents">
      <style:text-properties style:font-name="Consolas" fo:font-size="14pt" fo:language="en" fo:country="US" style:font-size-asian="14pt" style:font-size-complex="14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4pt" fo:language="ru" fo:country="RU" style:font-size-asian="14pt" style:font-size-complex="14pt"/>
    </style:style>
    <style:style style:name="P47" style:family="paragraph">
      <style:paragraph-properties fo:text-align="center"/>
    </style:style>
    <style:style style:name="P48" style:family="paragraph">
      <style:paragraph-properties fo:text-align="center"/>
      <style:text-properties style:font-name="Consolas" fo:font-size="18pt" fo:font-weight="bold" style:font-size-asian="18pt" style:font-weight-asian="bold" style:font-size-complex="18pt" style:font-weight-complex="bold"/>
    </style:style>
    <style:style style:name="P49" style:family="paragraph">
      <style:paragraph-properties fo:text-align="center"/>
      <style:text-properties style:font-name="Consolas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onsolas" fo:font-size="14pt" fo:language="ru" fo:country="RU" fo:font-style="normal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T2" style:family="text">
      <style:text-properties style:font-name="Consolas" fo:font-size="14pt" fo:language="ru" fo:country="RU" fo:font-style="normal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3" style:family="text">
      <style:text-properties style:font-name="Consolas" fo:font-size="14pt" fo:language="ru" fo:country="RU" fo:font-style="normal" style:font-name-asian="Consolas" style:font-size-asian="14pt" style:font-style-asian="normal" style:font-name-complex="Consolas" style:font-size-complex="14pt" style:font-style-complex="normal"/>
    </style:style>
    <style:style style:name="T4" style:family="text">
      <style:text-properties style:font-name="Consolas" fo:font-size="14pt" fo:language="en" fo:country="US" fo:font-style="normal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5" style:family="text">
      <style:text-properties style:font-name="Consolas" fo:font-size="14pt" fo:font-style="normal" style:font-name-asian="Consolas" style:font-size-asian="14pt" style:font-style-asian="normal" style:font-name-complex="Consolas" style:font-size-complex="14pt" style:font-style-complex="normal"/>
    </style:style>
    <style:style style:name="T6" style:family="text">
      <style:text-properties style:font-name="Consolas" fo:font-size="14pt" fo:font-style="normal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color="#000000"/>
    </style:style>
    <style:style style:name="T13" style:family="text">
      <style:text-properties fo:color="#000000" style:font-name="Consolas" style:font-name-asian="Cascadia Mono" style:font-name-complex="Cascadia Mono"/>
    </style:style>
    <style:style style:name="T14" style:family="text">
      <style:text-properties fo:color="#000000" style:font-name="Consolas" fo:language="en" fo:country="US" style:font-name-asian="Cascadia Mono" style:font-name-complex="Cascadia Mono"/>
    </style:style>
    <style:style style:name="T15" style:family="text">
      <style:text-properties fo:color="#000000" style:font-name-asian="Cascadia Mono" style:font-name-complex="Cascadia Mono"/>
    </style:style>
    <style:style style:name="T16" style:family="text">
      <style:text-properties fo:color="#000000" fo:font-weight="normal" style:font-name-asian="Cascadia Mono" style:font-weight-asian="normal" style:font-name-complex="Cascadia Mono" style:font-weight-complex="normal"/>
    </style:style>
    <style:style style:name="T17" style:family="text">
      <style:text-properties fo:color="#000000" fo:language="en" fo:country="US"/>
    </style:style>
    <style:style style:name="T18" style:family="text">
      <style:text-properties fo:color="#000000" fo:language="en" fo:country="US" fo:font-weight="normal" style:font-name-asian="Cascadia Mono" style:font-weight-asian="normal" style:font-name-complex="Cascadia Mono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cc0000"/>
    </style:style>
    <style:style style:name="T22" style:family="text">
      <style:text-properties fo:color="#cc0000" fo:language="ru" fo:country="RU" fo:font-weight="normal" style:font-weight-asian="normal" style:font-weight-complex="normal"/>
    </style:style>
    <style:style style:name="T23" style:family="text">
      <style:text-properties fo:color="#cc0000" style:font-name-asian="Cascadia Mono" style:font-name-complex="Cascadia Mono"/>
    </style:style>
    <style:style style:name="T24" style:family="text">
      <style:text-properties fo:color="#cc0000" style:font-name="Consolas" style:font-name-asian="Cascadia Mono" style:font-name-complex="Cascadia Mono"/>
    </style:style>
    <style:style style:name="T25" style:family="text">
      <style:text-properties fo:color="#0000cc"/>
    </style:style>
    <style:style style:name="T26" style:family="text">
      <style:text-properties fo:color="#0000cc" fo:language="en" fo:country="US"/>
    </style:style>
    <style:style style:name="T27" style:family="text">
      <style:text-properties fo:color="#0000cc" fo:font-weight="normal" style:font-weight-asian="normal" style:font-weight-complex="normal"/>
    </style:style>
    <style:style style:name="T28" style:family="text">
      <style:text-properties fo:color="#0000ff" fo:font-weight="bold" style:font-weight-asian="bold" style:font-weight-complex="bold"/>
    </style:style>
    <style:style style:name="T29" style:family="text">
      <style:text-properties style:font-name="Consolas" fo:font-size="18pt" fo:font-weight="bold" style:font-size-asian="18pt" style:font-weight-asian="bold" style:font-size-complex="18pt" style:font-weight-complex="bold"/>
    </style:style>
    <style:style style:name="T30" style:family="text">
      <style:text-properties style:font-name="Consolas"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cm" svg:stroke-color="#000000" draw:marker-start-width="0.353cm" draw:marker-end-width="0.353cm" draw:fill="solid" draw:fill-color="#ff99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4" draw:style-name="gr1" draw:text-style-name="P48" svg:width="25.667cm" svg:height="1.23cm" svg:x="0.018cm" svg:y="0.019cm"><text:p text:style-name="P47"><text:span text:style-name="T29">Проект PhoneApp</text:span></text:p></draw:rect></text:p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5">Класс: <text:span text:style-name="T8">Logger</text:span></text:p>
            <text:p text:style-name="P25">Простарнство имён: <text:span text:style-name="T21">PhoneApp.Domain</text:span></text:p>
            <text:p text:style-name="P26">Описание: <text:span text:style-name="T20">Данный класс содержит единственный статический метод </text:span><text:span text:style-name="T8">Configure() </text:span><text:span text:style-name="T20">который настраивает вывод диагностических сообщений в программе и устанавливает созданную конфигурацию диагностических сообщений в свойстве типа </text:span><text:span text:style-name="T8">Nlog.LogManager.Configuration. </text:span><text:span text:style-name="T20">Данный статический метод вызывается в функции </text:span><text:span text:style-name="T8">main() </text:span><text:span text:style-name="T20">перед использованием функциональности диагностических сообщений.</text:span>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5">Абстрактный класс: <text:span text:style-name="T7">DataTransferObject</text:span></text:p>
            <text:p text:style-name="P25">Пространство имён: <text:span text:style-name="T23">PhoneApp.Domain.DTO</text:span></text:p>
            <text:p text:style-name="P26"><text:span text:style-name="T15">Описание: </text:span><text:span text:style-name="T16">Данный класс реализует функциональность по сериализации текущего объекта класса расширяющего данный абстрактный класс. При этом данный класс содержит метод </text:span><text:span text:style-name="T18">ToJson() </text:span><text:span text:style-name="T16">который возвращает строку текста в формате </text:span><text:span text:style-name="T18">JSON </text:span><text:span text:style-name="T16">содержащую все переменные класса.</text:span>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Частичный класс: EmployeesDTO</text:p>
            <text:p text:style-name="P3">Простарнство имён: <text:span text:style-name="T24">PhoneApp.Domain.DTO</text:span></text:p>
            <text:p text:style-name="P3"><text:span text:style-name="T13">Класс расширяет: </text:span><text:span text:style-name="T14">DataTransferObject</text:span></text:p>
            <text:p text:style-name="P1"><text:span text:style-name="T19">Описание:</text:span> Класс реализует в себе седенья об одном работнике в телефонной книге. Класс хранит имя работника в виде строки текста реализованной как автоматическое свойство без контроля значений имени работника и множество телефонов работника в виде словаря в котором номер телефона работника является значением а ключём является дата и время ввода телефона в объект работника. Класс позволяет для работника читать и писать единственное имя работника, никак не контроляруя его значение и добавлять номера телефонов работника посредством функции <text:span text:style-name="T7">AddPhone. </text:span><text:span text:style-name="T10">При этом сам класс расширяет абстрактный класс </text:span><text:span text:style-name="T7">DataTransferObject </text:span><text:span text:style-name="T10">и поэтому содержит функцию </text:span><text:span text:style-name="T7">ToJson(). </text:span><text:span text:style-name="T10">При этом класс предоставляет доступ только к последнему номеру телефона работника и возбуждает исключение если при вводе телефона параметр номера телефона пустой или пустая ссылка но данное исключение перехватывается где то в коде молча никак не проявляясь. </text:span></text:p>
            <text:p text:style-name="P1"/>
            <text:p text:style-name="P4">Функция: <text:span text:style-name="T8">AddPhone()</text:span></text:p>
            <text:p text:style-name="P2"><text:span text:style-name="T10">Описание: </text:span><text:span text:style-name="T11">Функция вводит новый телефон для текущего работника в закрытый словарь — член данных текущего работника в качестве значения по ключу равному текущей дате и времени. При этом функция проверяет свой параметр строку с телефоном что она не пустая ссылка и не пустая </text:span><text:span text:style-name="T11">строка и если это так то функция возбуждает исключение что телефон отсутствует </text:span><text:span text:style-name="T22">но данное исключение никак не отображается в интерфейсе программы и перехватывается в некотором месте молча.</text:span></text:p>
            <text:p text:style-name="P17"/>
            <text:p text:style-name="P13"><text:span text:style-name="T10">Автоматическое свойство: </text:span><text:span text:style-name="T8">Name</text:span></text:p>
            <text:p text:style-name="P14">Описание: <text:span text:style-name="T20">Данное свойство неявно вводит член данных в класс типа строка текста содержащая имя работника и автоматически вводит методы его чтения и записи. Но нет контроля за значением имени и оно может быть любым.</text:span></text:p>
            <text:p text:style-name="P1"/>
            <text:p text:style-name="P3">Свойство только для четния: <text:span text:style-name="T8">Phone</text:span></text:p>
            <text:p text:style-name="P12"><text:span text:style-name="T1">Описание: </text:span><text:span text:style-name="T2">Свойство возвращает строку текста содержащую последний из номеров телефонов текущего работника или символ тире если номеров нет. Данное свойство возвращает единственный номер телефона даже если их несколько.</text:span></text:p>
            <text:p text:style-name="P5"/>
            <text:p text:style-name="P15"><text:span text:style-name="T3">Закрытый член данных: </text:span><text:span text:style-name="T2">_</text:span><text:span text:style-name="T4">phones</text:span></text:p>
            <text:p text:style-name="P16"><text:span text:style-name="T5">Описание: </text:span><text:span text:style-name="T6">Данный член данных является словарём к ключами типа дата и время и значениями строки символов содержащие номера телефонов текущего работника. Таким образом текущий работник может иметь несколько номеров телефонов.</text:span>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5">Интерфейс: <text:span text:style-name="T8">IPluggable</text:span></text:p>
            <text:p text:style-name="P25">Простарнство имён: <text:span text:style-name="T21">PhoneApp.Domain.Interfaces</text:span></text:p>
            <text:p text:style-name="P26">Описание: <text:span text:style-name="T20">Данный интерфейс определяет метод взаимодействия с плагинами и его должны реализовать все плагины с которыми должна работать программа. Данный интерфейс содержит единстенный абстрактный метод </text:span><text:span text:style-name="T8">Run() </text:span><text:span text:style-name="T20">который принимает коллекцию ссылок на абстрактный класс </text:span><text:span text:style-name="T8">DataTransferObject </text:span><text:span text:style-name="T20">и возвращает коллекцию ссылок на абстрактный класс </text:span><text:span text:style-name="T8">DataTransferObject.</text:span>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8">Класс<text:span text:style-name="T7">: Loader</text:span></text:p>
            <text:p text:style-name="P25">Простарнство имён: <text:span text:style-name="T7">PhoneApp.Plugin</text:span></text:p>
            <text:p text:style-name="P26">Описание: <text:span text:style-name="T20">Класс </text:span><text:span text:style-name="T8">Loader </text:span><text:span text:style-name="T20">предназначен для загрузки всех плагинов из текущего каталога в виде </text:span><text:soft-page-break/><text:span text:style-name="T8">DLL </text:span><text:span text:style-name="T20">файлов чьи имена заканчиваются на </text:span><text:span text:style-name="T8">Plugin.dll. </text:span><text:span text:style-name="T20">Данный класс содержит единственную статическую функцию член </text:span><text:span text:style-name="T8">LoadPlugins(), </text:span><text:span text:style-name="T20">а так же закрытое статическое поле только для чтения </text:span><text:span text:style-name="T8">logger </text:span><text:span text:style-name="T20">предназначенное для вывода диагностических сообщений, а так же открытое статическое поле </text:span><text:span text:style-name="T8">Plugins </text:span><text:span text:style-name="T20">являющееся списком ссылочек на интерфейс </text:span><text:span text:style-name="T8">Ipluggable </text:span><text:span text:style-name="T20">для всех загруженных плагинов. Все плагины реализуют интерфейс </text:span><text:span text:style-name="T8">Ipluggable.</text:span></text:p>
            <text:p text:style-name="P26">Функция: <text:span text:style-name="T7">LoadPlugins()</text:span></text:p>
            <text:p text:style-name="P26">Описание: <text:span text:style-name="T20">Функция загружает все плагины в текущем каталоге в форме </text:span><text:span text:style-name="T8">dll </text:span><text:span text:style-name="T20">библиотек имена которых оканчиваются на </text:span><text:span text:style-name="T8">Plugin.dll </text:span><text:span text:style-name="T20">и вводит все плагины как реализации интерфейсов </text:span><text:span text:style-name="T8">Ipluggable </text:span><text:span text:style-name="T20">в список </text:span><text:span text:style-name="T8">Plugins </text:span><text:span text:style-name="T20">член класса </text:span><text:span text:style-name="T8">Loader.</text:span></text:p>
            <text:p text:style-name="P26">Шаги функции:</text:p>
            <text:p text:style-name="P26"><text:span text:style-name="T20">1. Используя переменную </text:span><text:span text:style-name="T26">plugins</text:span><text:span text:style-name="T8"> </text:span><text:span text:style-name="T20">функция перечисляет все файлы в текущей директории имена которых оканчиваются на </text:span><text:span text:style-name="T8">Plugin.dll. </text:span><text:span text:style-name="T20">При этом переменная </text:span><text:span text:style-name="T8">plugins </text:span><text:span text:style-name="T20">является интерфейсной переменной типа </text:span><text:span text:style-name="T8">IEnumerable </text:span><text:span text:style-name="T20">параметризованный </text:span><text:span text:style-name="T8">String.</text:span></text:p>
            <text:p text:style-name="P32">var plugins = Directory.EnumerateFiles(".").Where(p =&gt; p.EndsWith(".Plugin.dll"));</text:p>
            <text:p text:style-name="P26"><text:span text:style-name="T8">2. </text:span><text:span text:style-name="T20">Функция выводит в логгер количество найденных файлов, фактически размер коллекции по её интерфейсу </text:span><text:span text:style-name="T8">Ienumerable.</text:span></text:p>
            <text:p text:style-name="P26"><text:span text:style-name="T26">logger.Info($"Found {plugins.Count()} plugin(s)");</text:span><text:span text:style-name="T8"> </text:span></text:p>
            <text:p text:style-name="P26"><text:span text:style-name="T8">3. </text:span><text:span text:style-name="T20">Далее в цикле </text:span><text:span text:style-name="T8">for </text:span><text:span text:style-name="T20">в стиле </text:span><text:span text:style-name="T8">foreach </text:span><text:span text:style-name="T20">для каждого найденного файла из коллекции </text:span><text:span text:style-name="T26">plugins</text:span><text:span text:style-name="T8"> </text:span><text:span text:style-name="T20">с текущим файлом в переменной цикла </text:span><text:span text:style-name="T26">pluginPath</text:span><text:span text:style-name="T8"> </text:span><text:span text:style-name="T20">выполняются следуюшие действия:</text:span></text:p>
            <text:p text:style-name="P26"><text:span text:style-name="T20">3.1 Текущий файл в </text:span><text:span text:style-name="T26">pluginPath</text:span><text:span text:style-name="T8"> </text:span><text:span text:style-name="T20">загружается с сохранением загруженной сборки в переменной </text:span><text:span text:style-name="T26">Assembly assembly</text:span><text:span text:style-name="T8"> </text:span><text:span text:style-name="T20">посредством статической функции </text:span><text:span text:style-name="T26">Assembly.LoadFrom()</text:span><text:span text:style-name="T8">.</text:span></text:p>
            <text:p text:style-name="P26"><text:span text:style-name="T8">3.2 </text:span><text:span text:style-name="T20">Далее для текущей загруженной сборки типа </text:span><text:span text:style-name="T8">dll </text:span><text:span text:style-name="T20">в переменной </text:span><text:span text:style-name="T26">assembly</text:span><text:span text:style-name="T8"> </text:span><text:span text:style-name="T20">путём вызова <text:s text:c="3"/>функции члена </text:span><text:span text:style-name="T26">assembly.getTypes()</text:span><text:span text:style-name="T8"> </text:span><text:span text:style-name="T20">получается массив всех типов в данной сборке то есть массив с элементами типа </text:span><text:span text:style-name="T25">Type</text:span><text:span text:style-name="T20">[] и в цикле </text:span><text:span text:style-name="T8">foreach </text:span><text:span text:style-name="T20">для каждого элемента полученного массива с текущим элементом в переменной </text:span><text:span text:style-name="T26">type</text:span><text:span text:style-name="T8"> </text:span><text:span text:style-name="T20">выполняются следующие действия:</text:span></text:p>
            <text:p text:style-name="P20"><text:span text:style-name="T20">3.2.1 </text:span><text:span text:style-name="T11">Если текущий тип в цикле </text:span><text:span text:style-name="T20">foreach </text:span><text:span text:style-name="T11">в пункте </text:span><text:span text:style-name="T20">3.2 </text:span><text:span text:style-name="T11">в переменной </text:span><text:span text:style-name="T25">type</text:span><text:span text:style-name="T20"> </text:span><text:span text:style-name="T11">реализует интерфейс </text:span><text:span text:style-name="T20">I</text:span><text:span text:style-name="T11">P</text:span><text:span text:style-name="T20">luggable </text:span><text:span text:style-name="T11">то для текущего типа выполняется следующее:</text:span></text:p>
            <text:p text:style-name="P20"><text:span text:style-name="T20">3.2.1.1 </text:span><text:span text:style-name="T11">Для текущего типа сборки в переменной </text:span><text:span text:style-name="T25">type</text:span><text:span text:style-name="T20"> </text:span><text:span text:style-name="T11">получаем массив аттрибутов по имени </text:span><text:span text:style-name="T25">authors</text:span><text:span text:style-name="T11"> имеющих тип </text:span><text:span text:style-name="T25">Author</text:span><text:span text:style-name="T20"> </text:span><text:span text:style-name="T11">без учёта наследования.</text:span></text:p>
            <text:p text:style-name="P20"><text:span text:style-name="T20">3.2.1.2 </text:span><text:span text:style-name="T11">Если массив аттрибутов </text:span><text:span text:style-name="T25">authors</text:span><text:span text:style-name="T20"> </text:span><text:span text:style-name="T11">имеет нулевую длину и автором данного плагина нет то возбуждаем исключение типа </text:span><text:span text:style-name="T25">Exception</text:span><text:span text:style-name="T20"> </text:span><text:span text:style-name="T11">с сообщением что для текущего типа в переменной </text:span><text:span text:style-name="T20">type </text:span><text:span text:style-name="T11">текущей сборки в переменной </text:span><text:span text:style-name="T20">assembly </text:span><text:span text:style-name="T11">нет авторов.</text:span></text:p>
            <text:p text:style-name="P20"><text:span text:style-name="T11">3.2.1.3 Если для текущего типа </text:span><text:span text:style-name="T20">type </text:span><text:span text:style-name="T11">текущей сборки </text:span><text:span text:style-name="T25">assembly</text:span><text:span text:style-name="T20"> </text:span><text:span text:style-name="T11">имеется один и более авторов в массиве </text:span><text:span text:style-name="T25">authors</text:span><text:span text:style-name="T20"> </text:span><text:span text:style-name="T11">то для каждого автора выводим в логгер строку текста с описанием автора.</text:span></text:p>
            <text:p text:style-name="P20"><text:span text:style-name="T11">3.2.1.4 Далее для текущего типа </text:span><text:span text:style-name="T25">type</text:span><text:span text:style-name="T20"> </text:span><text:span text:style-name="T11">текущей сборки </text:span><text:span text:style-name="T25">assembly</text:span><text:span text:style-name="T20"> </text:span><text:span text:style-name="T11">получаем массив элементов типа <text:s/></text:span><text:span text:style-name="T25">ConstructorInfo</text:span><text:span text:style-name="T20"> </text:span><text:span text:style-name="T11">содержащий все открытые конструкторы. Массив в переменной </text:span><text:span text:style-name="T25">constructors</text:span><text:span text:style-name="T20">.</text:span></text:p>
            <text:p text:style-name="P26"><text:span text:style-name="T20">3.2.1.5 Создаём экземпляр плагина в переменной </text:span><text:span text:style-name="T26">pluginInstance</text:span><text:span text:style-name="T8"> </text:span><text:span text:style-name="T20">путём вызова первого элемента массива конструкторов текущего типа </text:span><text:span text:style-name="T8">type </text:span><text:span text:style-name="T20">текущей сборки </text:span><text:span text:style-name="T26">assembly</text:span><text:span text:style-name="T8"> </text:span><text:span text:style-name="T20">передавая конструктору пустой массив с элементами типа </text:span><text:span text:style-name="T26">object</text:span><text:span text:style-name="T8">.</text:span></text:p>
            <text:p text:style-name="P26"><text:span text:style-name="T20">3.2.1.6 После чего созданный экземпляр плагина в переменной </text:span><text:span text:style-name="T26">pluginInstance</text:span><text:span text:style-name="T8"> </text:span><text:span text:style-name="T20">добавляем в список член данных класса </text:span><text:span text:style-name="T26">Loader</text:span><text:span text:style-name="T8"> </text:span><text:span text:style-name="T20">как ссылочку на интерфейс </text:span><text:span text:style-name="T26">IPluggable</text:span><text:span text:style-name="T8">.</text:span></text:p>
          </table:table-cell>
        </table:table-row>
      </table:table>
      <text:p text:style-name="Standard"/>
      <text:p text:style-name="Standard"><draw:rect text:anchor-type="paragraph" draw:z-index="3" draw:style-name="gr1" draw:text-style-name="P48" svg:width="25.667cm" svg:height="1.23cm" svg:x="0.018cm" svg:y="0.019cm"><text:p text:style-name="P47"><text:span text:style-name="T29">Проект EmployeesLoaderPlugin</text:span></text:p></draw:rect></text:p>
      <text:p text:style-name="Standard"/>
      <text:p text:style-name="Standard"/>
      <text:p text:style-name="Standard"/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0">Класс<text:span text:style-name="T7">: Plugin</text:span></text:p>
            <text:p text:style-name="P27">Пространство имён: <text:span text:style-name="T7">EmployeeLoaderPlugin</text:span></text:p>
            <text:p text:style-name="P27">Реализуемый интерфейс: <text:span text:style-name="T7">Ipluggable </text:span>из проекта <text:span text:style-name="T7">PhoneApp</text:span></text:p>
            <text:p text:style-name="P27">Свойста класса: <text:span text:style-name="T7">Author(“Ivan Petrov”)</text:span></text:p>
            <text:p text:style-name="P27">Функция: <text:span text:style-name="T7">Run()</text:span></text:p>
            <text:p text:style-name="P27">Описание: Функция получает в качестве параметра коллекцию типов <text:span text:style-name="T7">DataTransferObject. </text:span>Функция загружает из ресурсов строку текста с <text:span text:style-name="T7">JSON </text:span>описанием трёх работников в коллекцию и после её приведения к коллекции типов <text:span text:style-name="T7">DataTransferObject </text:span>возвращает данную коллекцию.<text:span text:style-name="T7"> </text:span></text:p>
          </table:table-cell>
        </table:table-row>
      </table:table>
      <text:p text:style-name="Standard"/>
      <text:p text:style-name="Standard"><draw:rect text:anchor-type="paragraph" draw:z-index="2" draw:style-name="gr1" draw:text-style-name="P48" svg:width="25.667cm" svg:height="1.23cm" svg:x="0.018cm" svg:y="0.019cm"><text:p text:style-name="P47"><text:span text:style-name="T29">Проект EmployeesViewerPlugin</text:span></text:p></draw:rect></text:p>
      <text:p text:style-name="Standard"/>
      <text:p text:style-name="Standard"/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30">Класс: <text:span text:style-name="T7">Plugin</text:span></text:p>
            <text:p text:style-name="P27">Пространство имён: <text:span text:style-name="T7">EmployeeLoaderPlugin</text:span></text:p>
            <text:p text:style-name="P27">Реализуемый интерфейс: <text:span text:style-name="T7">Ipluggable </text:span>из проекта <text:span text:style-name="T7">PhoneApp</text:span></text:p>
            <text:p text:style-name="P27">Свойство класса: <text:span text:style-name="T7">Author(“Ivan Petrov”)</text:span></text:p>
            <text:p text:style-name="P27">Функция: <text:span text:style-name="T7">Run()</text:span></text:p>
            <text:p text:style-name="P28">Описание: Функция в качестве параметра получает коллекцию работников и обрабатывая её возвращает результат вызывающему коду. Функция в цикле по условию ввода строки <text:span text:style-name="T7">quit </text:span>анализирует консольный ввод на наличие комманд <text:span text:style-name="T7">list, add </text:span>и <text:span text:style-name="T7">del. </text:span></text:p>
            <text:p text:style-name="P28"><text:soft-page-break/>При этом команда <text:span text:style-name="T7">list </text:span>выводит на консоль содержимое коллекции параметра функции.</text:p>
            <text:p text:style-name="P28">Команда <text:span text:style-name="T7">add з</text:span>апрашивает консольный ввод имени и телефона но не вводит их в коллекцию.</text:p>
            <text:p text:style-name="P28">Команда <text:span text:style-name="T7">del </text:span>запрашивает с консоли индекс работника для удаления и если индекс является корерктным значением типа <text:span text:style-name="T7">int </text:span>то удаляет из коллекции работников элемент по корректному индексу.</text:p>
          </table:table-cell>
        </table:table-row>
      </table:table>
      <text:p text:style-name="Standard"><draw:rect text:anchor-type="paragraph" draw:z-index="1" draw:style-name="gr1" draw:text-style-name="P48" svg:width="25.667cm" svg:height="1.23cm" svg:x="0.018cm" svg:y="0.25cm"><text:p text:style-name="P47"><text:span text:style-name="T29">Анализ кода</text:span></text:p></draw:rect></text:p>
      <text:p text:style-name="Standard"/>
      <text:p text:style-name="Standard"/>
      <text:p text:style-name="Standard"/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39">Класс <text:span text:style-name="T7">Logger.</text:span></text:p>
            <text:p text:style-name="P39">Анализ:</text:p>
            <text:p text:style-name="P40">1. Класс <text:span text:style-name="T7">Logger </text:span>сконфигурирован таким образом что он не отображает вывод функций <text:span text:style-name="T7">Error </text:span>и </text:p>
            <text:p text:style-name="P40"><text:span text:style-name="T7"><text:s text:c="3"/>Warning, </text:span>а отображает только вывод функции <text:span text:style-name="T7">Info.</text:span></text:p>
          </table:table-cell>
        </table:table-row>
      </table:table>
      <text:p text:style-name="P10"/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5">Класс: <text:span text:style-name="T7">DataTransferObject</text:span></text:p>
            <text:p text:style-name="P18">Анализ:</text:p>
            <text:p text:style-name="P31">1. Класс DataTransferObject имеет функцию сериализации объектов производных от данного класса но данная функция нигде не используется.</text:p>
          </table:table-cell>
        </table:table-row>
      </table:table>
      <text:p text:style-name="Standard"/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43">Класс: <text:span text:style-name="T7">EmployeesDTO</text:span></text:p>
            <text:p text:style-name="P41">Анализ:</text:p>
            <text:p text:style-name="P42">1. Класс хранит телефоны в словаре по ключу даты и времени. Хранение в словре множества телефонов лишено смысла во первых по той причине что команда <text:span text:style-name="T7">list </text:span><text:span text:style-name="T10">не выводит множество телефонов во вторых свойство только для чтения класса </text:span><text:span text:style-name="T7">EmployeesDTO </text:span><text:span text:style-name="T10">возвращает всегда только один номер телефона и при этом значения ключей словаря не нужны. При этом наличие свойства только для чтения не позволяет выполнить десериализацию объектов данного класса.</text:span></text:p>
          </table:table-cell>
        </table:table-row>
      </table:table>
      <text:p text:style-name="Standard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5">Плагин: <text:span text:style-name="T7">EmployeeLoaderPlugin</text:span></text:p>
            <text:p text:style-name="P26">Анализ: <text:span text:style-name="T20">Данный плагин загружает список работников из ресурса в виде строки текста и вводит её в список работников. Данный плагин не загружает данные из внешнего хранилища хотя предопределённые работники малополезны. Хотя строка текста в ресурсе плагина содержит номера телефонов они не вводятся в словарь класса </text:span><text:span text:style-name="T8">EmployeesDTO </text:span><text:span text:style-name="T20">по той причине что доступ к словарю класса происходит посредством свойства только для чтения и поэтому словарь не подлежит модификации что нужно для десериализации</text:span><text:span text:style-name="T8">. </text:span><text:span text:style-name="T20">Так как работа по сериализации и десериализации выполняется сторонней библиотекой по которой нет документации возможно стоит перейти на стандартную функциональность библиотеки классов .</text:span><text:span text:style-name="T8">NET.</text:span><text:span text:style-name="T20"> </text:span></text:p>
          </table:table-cell>
        </table:table-row>
      </table:table>
      <text:p text:style-name="Standard"/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19">Плагин: <text:span text:style-name="T7">EmployeeViewerPlugin</text:span></text:p>
            <text:p text:style-name="P26">Анализ: <text:span text:style-name="T20">Данный плагин использует коллекцию загруженных объектов класса </text:span><text:span text:style-name="T8">EmployeesDTO </text:span><text:span text:style-name="T20">для обработки. По идее коллекция работников загружается в коллекцию плагином </text:span><text:span text:style-name="T8">EmployeeLoaderPlugin </text:span><text:span text:style-name="T20">что означает определённый порядок загрузки плагинов классом </text:span><text:span text:style-name="T8">Loader </text:span><text:span text:style-name="T20">что не есть хорошо. Данный плагин в цикле опрашивает консольный ввод на предмет передачи ему команд </text:span><text:span text:style-name="T8">list, add </text:span><text:span text:style-name="T20">и </text:span><text:span text:style-name="T8">del. </text:span><text:span text:style-name="T20">Цикл опроса работает до ввода команды </text:span><text:span text:style-name="T8">quit </text:span><text:span text:style-name="T20">что приводит к завершению цикла в функции </text:span><text:span text:style-name="T8">main </text:span><text:span text:style-name="T20">и завергшении программы. Выявлены следующие нюансы:</text:span></text:p>
            <text:p text:style-name="P26"><text:span text:style-name="T20">1. Команда </text:span><text:span text:style-name="T8">list </text:span><text:span text:style-name="T20">выводит в цикле на консоль содержиное коллекции переданной функции </text:span><text:span text:style-name="T8">Run</text:span><text:span text:style-name="T20"> плагина как параметра функции. Команда </text:span><text:span text:style-name="T8">list </text:span><text:span text:style-name="T20">расчитана на вывод единственного номера телефона работника.</text:span></text:p>
            <text:p text:style-name="P26"><text:span text:style-name="T20">2. Команда </text:span><text:span text:style-name="T8">add </text:span><text:span text:style-name="T20">запрашивает имя и единственный номер телефона но ничего с ними не делает и не перехватывает исключения от функции </text:span><text:span text:style-name="T8">EmployeesDTO::AddPhone() </text:span><text:span text:style-name="T20">что может привести к аварийному завершению программы.</text:span></text:p>
            <text:p text:style-name="P26"><text:span text:style-name="T20">3. Команда </text:span><text:span text:style-name="T8">del </text:span><text:span text:style-name="T20">запрашивает индекс удаляемого работника но её вывод об ошибке посредством </text:span><text:span text:style-name="T8">Error </text:span><text:span text:style-name="T20">логера не отображается. Так же команда </text:span><text:span text:style-name="T8">del </text:span><text:span text:style-name="T20">не информирует об успешном удалении работника. Так же удаление работника командой </text:span><text:span text:style-name="T8">del </text:span><text:span text:style-name="T20">фактически не приводит к изменению вывода командой </text:span><text:span text:style-name="T8">list.</text:span></text:p>
            <text:p text:style-name="P26"><text:span text:style-name="T8">4. </text:span><text:span text:style-name="T20">Команда </text:span><text:span text:style-name="T8">del </text:span><text:span text:style-name="T20">использует условие по корректности введённого числа индекса работника для удаления, но условие условного оператора фактически </text:span>некорректно <text:span text:style-name="T20">по той причине что оно срабатывает при </text:span>некорректном вводе <text:span text:style-name="T20">хотя должно срабатывать при корректном вводе. То есть условие проверяет результат </text:span><text:span text:style-name="T8">Int32::TryParse() </text:span><text:span text:style-name="T20">на возврат лжи а не истины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0" draw:style-name="gr1" draw:text-style-name="P48" svg:width="25.667cm" svg:height="1.23cm" svg:x="0.018cm" svg:y="0.019cm"><text:p text:style-name="P47"><text:span text:style-name="T29">Корректировка кода</text:span></text:p></draw:rect><text:soft-page-break/></text:p>
      <text:p text:style-name="Standard"/>
      <text:p text:style-name="P11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0">Компонент подлежащий корректировке</text:p>
          </table:table-cell>
          <table:table-cell table:style-name="Таблица18.B1" office:value-type="string">
            <text:p text:style-name="P30">Краткое описание корректировки</text:p>
          </table:table-cell>
        </table:table-row>
        <table:table-row>
          <table:table-cell table:style-name="Таблица18.A2" office:value-type="string">
            <text:p text:style-name="P30">Плагин <text:span text:style-name="T7">EmployeeLoaderPlugin</text:span></text:p>
          </table:table-cell>
          <table:table-cell table:style-name="Таблица18.B2" office:value-type="string">
            <text:p text:style-name="P27">Отмена загрузки предопределённых работников из ресурсов плагина.</text:p>
            <text:p text:style-name="P27">Реализация загрузки данных работников из предопределённого файла.</text:p>
          </table:table-cell>
        </table:table-row>
        <table:table-row>
          <table:table-cell table:style-name="Таблица18.A2" office:value-type="string">
            <text:p text:style-name="P30">Плагин <text:span text:style-name="T7">EmployeesViewerPlugin</text:span></text:p>
          </table:table-cell>
          <table:table-cell table:style-name="Таблица18.B2" office:value-type="string">
            <text:p text:style-name="P28">Реализация команды <text:span text:style-name="T7">q </text:span>для выхода из программы.</text:p>
            <text:p text:style-name="P28">Корректировка команды <text:span text:style-name="T7">list </text:span>для отображения множества номеров телефонов.</text:p>
            <text:p text:style-name="P28">Корректировка команды <text:span text:style-name="T7">add </text:span>для фактического добавления данных о работниках в коллекцию. При этом команда <text:span text:style-name="T7">add </text:span>должна поддерживать ввод нескольких номеров телефонов.</text:p>
            <text:p text:style-name="P28">Корерктировка команды <text:span text:style-name="T7">del </text:span>в частности изменение условия условоного оператора.</text:p>
            <text:p text:style-name="P28">Ввод команды <text:span text:style-name="T7">save </text:span>для сохранения коллекции работников в файле.</text:p>
            <text:p text:style-name="P28">Ввод команды <text:span text:style-name="T7">export </text:span>для экспорта данных о работниках из внешнего <text:span text:style-name="T7">JSON </text:span>файла, но данная команда должна адресоваться другому плагину для исполнения.</text:p>
          </table:table-cell>
        </table:table-row>
        <table:table-row>
          <table:table-cell table:style-name="Таблица18.A2" office:value-type="string">
            <text:p text:style-name="P28">Структура файла для сериализации и десериализации.</text:p>
          </table:table-cell>
          <table:table-cell table:style-name="Таблица18.B2" office:value-type="string">
            <text:p text:style-name="P28">Файл типа <text:span text:style-name="T7">json </text:span>содержит последовательность данных объектов о работниках. Технически данное обстоятельство можно реализовать двумя способами простым и более сложным. Более простой для сериализации и десериализации способ предполагает хранение в файле технически одного объекта массива объектов с данными о работниках. При этом при сериализации нужно передать списочный массив объектов. Так же при десериализации нужно выполнить одну операцию и получить массив объектов. Но если один или несколько объектов окажутся повреждёнными то трудно определить их количество. Второй вариант предполагает хранение в файле множества несвязанных между собой объектов и при их сериализации в цикле нужно сериализовать много объектов в один файл. Так же при десериализации нужно в тексте файла выделять отдельные объекты и десериализовать их отдельно. </text:p>
          </table:table-cell>
        </table:table-row>
        <table:table-row>
          <table:table-cell table:style-name="Таблица18.A2" office:value-type="string">
            <text:p text:style-name="P28">Регистрация сообщений</text:p>
          </table:table-cell>
          <table:table-cell table:style-name="Таблица18.B2" office:value-type="string">
            <text:p text:style-name="P28">Поменять метод регистрации сообщений на код </text:p>
          </table:table-cell>
        </table:table-row>
      </table:table>
      <text:p text:style-name="P11"/>
      <text:p text:style-name="P11"><draw:rect text:anchor-type="paragraph" draw:z-index="5" draw:style-name="gr1" draw:text-style-name="P49" svg:width="25.667cm" svg:height="1.23cm" svg:x="0.044cm" svg:y="0.279cm"><text:p text:style-name="P47"><text:span text:style-name="T30">Выход из программы посредством команды q</text:span></text:p></draw:rect></text:p>
      <text:p text:style-name="P11"/>
      <text:p text:style-name="P11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8">Поведение: </text:p>
            <text:p text:style-name="P8"/>
            <text:p text:style-name="P8">Желательное поведение: </text:p>
            <text:p text:style-name="P8"/>
            <text:p text:style-name="P8">Код реализации поведения:</text:p>
            <text:p text:style-name="P8"/>
            <text:p text:style-name="P8">Корректировка кода: </text:p>
            <text:p text:style-name="P8"/>
          </table:table-cell>
          <table:table-cell table:style-name="Таблица6.B1" office:value-type="string">
            <text:p text:style-name="P11">Ввод команды <text:span text:style-name="T7">q </text:span><text:span text:style-name="T10">не приводит к завершению программы.</text:span></text:p>
            <text:p text:style-name="P9"/>
            <text:p text:style-name="P11"><text:span text:style-name="T11">Ввод команды </text:span><text:span text:style-name="T8">q </text:span><text:span text:style-name="T11">должен приводить к завершению программы.</text:span></text:p>
            <text:p text:style-name="P9"/>
            <text:p text:style-name="P11"><text:span text:style-name="T11">Код обработки команд </text:span><text:span text:style-name="T8">quit </text:span><text:span text:style-name="T11">и </text:span><text:span text:style-name="T8">q </text:span><text:span text:style-name="T11">располагается в плагине </text:span><text:span text:style-name="T8">EmployeesViewerPlugin.</text:span></text:p>
            <text:p text:style-name="P7"><text:span text:style-name="T20">В код функции </text:span><text:span text:style-name="T8">EmployeesViewerPlugin::Run </text:span><text:span text:style-name="T20">в условие цикла </text:span><text:span text:style-name="T8">while </text:span><text:span text:style-name="T20">ввести проверку присутствия в строке команды не только подстроки </text:span><text:span text:style-name="T8">quit </text:span><text:span text:style-name="T20">но и подстроки </text:span><text:span text:style-name="T8">q. </text:span><text:span text:style-name="T20">Будет не лишним переписать цикл с </text:span><text:span text:style-name="T8">while </text:span><text:span text:style-name="T20">до </text:span><text:span text:style-name="T8">do while.</text:span></text:p>
          </table:table-cell>
        </table:table-row>
        <table:table-row>
          <table:table-cell table:style-name="Таблица6.A2" table:number-columns-spanned="2" office:value-type="string">
            <text:p text:style-name="P10"><text:span text:style-name="T28">while(!command.ToLower().Contains(“quit”) || !command.toLower().Contains(“q”)</text:span><text:span text:style-name="T20">)</text:span></text:p>
          </table:table-cell>
          <table:covered-table-cell/>
        </table:table-row>
      </table:table>
      <text:p text:style-name="P6"><draw:rect text:anchor-type="paragraph" draw:z-index="6" draw:style-name="gr1" draw:text-style-name="P49" svg:width="25.667cm" svg:height="1.23cm" svg:x="0.044cm" svg:y="0.355cm"><text:p text:style-name="P47"><text:span text:style-name="T30">Корректировка плагина EmployeesLoaderPlugin</text:span></text:p></draw:rect></text:p>
      <text:p text:style-name="P6"/>
      <text:p text:style-name="P6"/>
      <text:p text:style-name="P6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5">Поведение:</text:p>
            <text:p text:style-name="P25"/>
            <text:p text:style-name="P25">Желаемое поведение:</text:p>
            <text:p text:style-name="P25"/>
            <text:p text:style-name="P25"/>
            <text:p text:style-name="P25">Что нужно модифицировать:</text:p>
          </table:table-cell>
          <table:table-cell table:style-name="Таблица17.B1" office:value-type="string">
            <text:p text:style-name="P31">Плагин <text:span text:style-name="T7">EmployeesLoaderPlugin </text:span><text:span text:style-name="T10">не загружает сохранённые программой данные о работниках а вводит предопределённые данные из ресурсов.</text:span></text:p>
            <text:p text:style-name="P28">Плагин должен вводить данные о работниках если они были сохранены и не использовать предопределённые данные. Если данные о работниках отсутствуют то плагин должен вывести сообщение об этом.</text:p>
            <text:p text:style-name="P29"><text:span text:style-name="T12">1.Ввести в плагин константу с именем предопределённого файла из которого плагин должен подгружать данные в формате </text:span><text:span text:style-name="T17">JSON.</text:span></text:p>
            <text:p text:style-name="P29"><text:span text:style-name="T12">2.Ввести код десериализации данных работников из файла </text:span><text:span text:style-name="T17">JSON </text:span><text:span text:style-name="T12">при его существовании и доступности для чтения в список работников. При этом в качестве компонента десериализации использовать </text:span><text:span text:style-name="T17">System.Text.Json. П</text:span><text:span text:style-name="T12">ри этом десериализация выполняется как массив объектов типа </text:span><text:span text:style-name="T17">EmployeesDTO.</text:span></text:p>
          </table:table-cell>
        </table:table-row>
      </table:table>
      <text:p text:style-name="P6"><text:soft-page-break/>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24">1. <text:span text:style-name="T10">Константа с относительным путём к файлу хранилища.</text:span></text:p>
            <text:p text:style-name="P24">public static const String m_json_file_name = “<text:span text:style-name="T10">.</text:span>\Storage.json”;</text:p>
          </table:table-cell>
        </table:table-row>
        <table:table-row>
          <table:table-cell table:style-name="Таблица19.A2" office:value-type="string">
            <text:p text:style-name="P28">2. Код десериализации.</text:p>
            <text:p text:style-name="P28"><text:s text:c="3"/>Располагается в функции <text:span text:style-name="T7">Run() </text:span>плагина.</text:p>
            <text:p text:style-name="P28"><text:s text:c="3"/>Код десериализации должен получить имя файла который существует, не является каталогом, </text:p>
            <text:p text:style-name="P28"><text:s text:c="3"/>доступен для чтения и не пустой. При соблюдении данных условий функция плагина <text:s text:c="3"/></text:p>
            <text:p text:style-name="P28"><text:s text:c="3"/>десериализует содержимое файла в массив объектов <text:span text:style-name="T7">EmployeesDTO </text:span>с контролем на возникающие </text:p>
            <text:p text:style-name="P28"><text:s text:c="3"/>исключения.</text:p>
            <text:p text:style-name="P28"><text:s text:c="3"/>Шаги:</text:p>
            <text:p text:style-name="P28"><text:s text:c="3"/>1. Проверить существование файла имеющего имя в константе <text:span text:style-name="T7">m_json_file_name. </text:span>Если данный </text:p>
            <text:p text:style-name="P28"><text:s text:c="6"/>файл не существует вывести сообщение что нет сохранённых данных о работниках. После </text:p>
            <text:p text:style-name="P28"><text:s text:c="6"/>чего осуществить возврат из функции с возвратом параметра функции.</text:p>
            <text:p text:style-name="P28"><text:s text:c="6"/><text:span text:style-name="T7">if(File.Exists(m_json_file_name) == false)</text:span></text:p>
            <text:p text:style-name="P24"><text:s text:c="6"/>{</text:p>
            <text:p text:style-name="P24"><text:s text:c="10"/>System.Console.WriteLine(“No employee data saved...”);</text:p>
            <text:p text:style-name="P24"><text:s text:c="10"/>return args;</text:p>
            <text:p text:style-name="P24"><text:s text:c="6"/>}</text:p>
            <text:p text:style-name="P24"/>
            <text:p text:style-name="P28"><text:span text:style-name="T7"><text:s text:c="3"/>2. </text:span>На данном шаге файл точно существует. Нужно посредством вызова <text:a xlink:type="simple" xlink:href="../../../../../../:ReadAllText" text:style-name="Internet_20_link" text:visited-style-name="Visited_20_Internet_20_Link">File::ReadAllText</text:a><text:span text:style-name="T7">() </text:span></text:p>
            <text:p text:style-name="P28"><text:span text:style-name="T7"><text:s text:c="6"/></text:span>прочитать весь данный файл в строку текста <text:span text:style-name="T7">loc_all_json_text</text:span> с контролем на следующие </text:p>
            <text:p text:style-name="P28"><text:s text:c="6"/>исключения: <text:span text:style-name="T9">ArgumentException ArgumentNullException PathToLongException </text:span></text:p>
            <text:p text:style-name="P20"><text:s text:c="6"/>DirectoryNotFoundException <text:s/>IOException UnauthorizedAccessException </text:p>
            <text:p text:style-name="P28"><text:span text:style-name="T9"><text:s text:c="6"/>FileNotFoundException NotSupportedException SecurityException</text:span><text:span text:style-name="T8">. </text:span><text:span text:style-name="T20">При перехвате данных </text:span></text:p>
            <text:p text:style-name="P28"><text:span text:style-name="T20"><text:s text:c="3"/>исключений нужно возбудить пользовательское исключение </text:span><text:span text:style-name="T9">ErrorReadStorage </text:span><text:span text:style-name="T20">которое <text:line-break/> <text:s text:c="5"/>должно быть перехвачено в функции </text:span><text:span text:style-name="T8">Main </text:span><text:span text:style-name="T20">которая выводит сообщение и завершает программу.</text:span></text:p>
            <text:p text:style-name="P22"/>
            <text:p text:style-name="P28"><text:span text:style-name="T8"><text:s text:c="3"/></text:span><text:span text:style-name="T20">3. Теперь нужно десериализовать прочитанный текст из файла в переменной </text:span><text:span text:style-name="T8">loc_all_json_text <text:s/></text:span></text:p>
            <text:p text:style-name="P28"><text:span text:style-name="T8"><text:s text:c="6"/></text:span><text:span text:style-name="T20">посредством </text:span><text:span text:style-name="T8">System.Text.Json.JsonDeserialize&lt;EmployeesDTO&gt;(String) </text:span><text:span text:style-name="T20">в списочный массив </text:span></text:p>
            <text:p text:style-name="P28"><text:span text:style-name="T20"><text:s text:c="6"/>объектов </text:span><text:span text:style-name="T8">EmployeesDTO. </text:span><text:span text:style-name="T20">При этом нужно контролировать исключения типа </text:span></text:p>
            <text:p text:style-name="P28"><text:span text:style-name="T8"><text:s text:c="6"/>ArgumentNullException </text:span><text:span text:style-name="T20">и </text:span><text:span text:style-name="T8">NotSupportedException. </text:span><text:span text:style-name="T20">При перехвате данных исключений нужно </text:span></text:p>
            <text:p text:style-name="P28"><text:span text:style-name="T20"><text:s text:c="6"/>сформировать пользовательское исключение типа </text:span><text:span text:style-name="T8">ErrorDeserialization </text:span><text:span text:style-name="T20">которое должно быть <text:s text:c="3"/></text:span></text:p>
            <text:p text:style-name="P28"><text:span text:style-name="T20"><text:s text:c="6"/>перехвачено в функции </text:span><text:span text:style-name="T8">Main() </text:span><text:span text:style-name="T20">которая должна вывести сообщение и завершить программу.</text:span><text:span text:style-name="T8"> </text:span></text:p>
          </table:table-cell>
        </table:table-row>
      </table:table>
      <text:p text:style-name="P6"><draw:rect text:anchor-type="paragraph" draw:z-index="7" draw:style-name="gr1" draw:text-style-name="P49" svg:width="25.667cm" svg:height="1.23cm" svg:x="0.044cm" svg:y="0.355cm"><text:p text:style-name="P47"><text:span text:style-name="T30">Корректировка плагина EmployeesViewerPlugin</text:span></text:p></draw:rect></text:p>
      <text:p text:style-name="P6"/>
      <text:p text:style-name="P6"/>
      <text:p text:style-name="P6"/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23">1. <text:span text:style-name="T10">Ввести в класс пдагина статическую константу типа строка содержащую имя файла </text:span>json </text:p>
            <text:p text:style-name="P23"><text:span text:style-name="T10"><text:s text:c="3"/>хранилища данных работников в который плагин будет писать по команде </text:span>save.</text:p>
            <text:p text:style-name="P23"><text:span text:style-name="T10"><text:s text:c="3"/>p</text:span>ublic static const String m_json_file_storage = “<text:span text:style-name="T10">.</text:span>\Storage.json”; </text:p>
          </table:table-cell>
        </table:table-row>
        <table:table-row>
          <table:table-cell table:style-name="Таблица20.A2" office:value-type="string">
            <text:p text:style-name="P23">2. <text:span text:style-name="T10">Изменить поведение команды </text:span>list <text:span text:style-name="T10">таким образом чтобы она отображала множество номеров </text:span></text:p>
            <text:p text:style-name="P23"><text:span text:style-name="T10"><text:s text:c="3"/>телефонов. При этом в классе </text:span>EmployeesDTO <text:span text:style-name="T10">нужно ввести возврат множества телефонов как <text:s text:c="3"/></text:span></text:p>
            <text:p text:style-name="P23"><text:span text:style-name="T10"><text:s text:c="3"/>списочного массива в виде открытого свойства </text:span>Phone. <text:span text:style-name="T10">При этом если данных работников нет то </text:span></text:p>
            <text:p text:style-name="P27"><text:s text:c="3"/>данная команда выводит об этом сообщение. Так же если для текущего работника нет телефонов </text:p>
            <text:p text:style-name="P23"><text:span text:style-name="T10"><text:s text:c="3"/>то команда выводит сообщение что нет номеров телефонов. При этом команда </text:span>list <text:span text:style-name="T10">если имя </text:span></text:p>
            <text:p text:style-name="P27"><text:s text:c="3"/>работника пустая строка то она должна вывести вместо имени сообщение что имя не </text:p>
            <text:p text:style-name="P27"><text:s text:c="3"/>представлено. </text:p>
            <text:p text:style-name="P23"><text:span text:style-name="T10"><text:s text:c="3"/>Вывод команды </text:span>list <text:span text:style-name="T10">должен быть таким:</text:span></text:p>
            <text:p text:style-name="P23"><text:span text:style-name="T10"><text:s text:c="3"/></text:span><text:span text:style-name="T20">&gt;list</text:span></text:p>
            <text:p text:style-name="P21"><text:s text:c="6"/><text:span text:style-name="T25">#0 Name: Evgeny Kleshev</text:span></text:p>
            <text:p text:style-name="P33"><text:s text:c="6"/>Telephones:</text:p>
            <text:p text:style-name="P33"><text:s text:c="9"/>#0 ---&gt;&gt;&gt; +8(999)999999</text:p>
            <text:p text:style-name="P33"><text:s text:c="9"/>#1 ---&gt;&gt;&gt; +9(777)77-55-66</text:p>
            <text:p text:style-name="P33"><text:s text:c="6"/>#1 Name: Ivan Ivanov</text:p>
            <text:p text:style-name="P33"><text:s text:c="6"/>Telephones:</text:p>
            <text:p text:style-name="P35"><text:s text:c="9"/>#0 ---&gt;&gt;&gt; +55(556)16-37-43</text:p>
            <text:p text:style-name="P34"><text:span text:style-name="T11"><text:s text:c="6"/></text:span><text:span text:style-name="T20">Output 2 employees.</text:span></text:p>
            <text:p text:style-name="P36"><text:s/></text:p>
          </table:table-cell>
        </table:table-row>
        <table:table-row>
          <table:table-cell table:style-name="Таблица20.A3" office:value-type="string">
            <text:p text:style-name="P38"><text:span text:style-name="T20">3. </text:span><text:span text:style-name="T11">Изменить поведение команды </text:span><text:span text:style-name="T20">add </text:span><text:span text:style-name="T11">таким образом чтобы она запрашивала имя работника. Если </text:span></text:p>
            <text:p text:style-name="P36"><text:s text:c="3"/>вводится пустое имя то команда должна сообщить что пустые имена недопустимы и перейти к <text:s text:c="3"/></text:p>
            <text:p text:style-name="P36"><text:s text:c="3"/>вводу новой команды. После ввода имени команда запрашивает номера телефонов и если не </text:p>
            <text:p text:style-name="P36"><text:s text:c="3"/>одного номера телефона не введено то команда сообщает что нужно ввести хотя бы один номер <text:s text:c="3"/></text:p>
            <text:p text:style-name="P36"><text:s text:c="3"/>телефона и переходит к вводу новой команды.</text:p>
            <text:p text:style-name="P36"><text:soft-page-break/><text:s text:c="3"/></text:p>
            <text:p text:style-name="P38"><text:span text:style-name="T11"><text:s text:c="3"/></text:span><text:span text:style-name="T20">&gt;add</text:span></text:p>
            <text:p text:style-name="P38"><text:span text:style-name="T20"><text:s text:c="3"/></text:span><text:span text:style-name="T27">Enter eployees name: Evgeny Kleshev</text:span></text:p>
            <text:p text:style-name="P33"><text:s text:c="3"/>Enter one or more telephones tap end to end input:</text:p>
            <text:p text:style-name="P33"><text:s text:c="3"/>telephone #1 ---&gt;&gt;&gt; +7(999)888-77-66</text:p>
            <text:p text:style-name="P33"><text:s text:c="3"/>telephone #2 ---&gt;&gt;&gt; 999</text:p>
            <text:p text:style-name="P33"><text:s text:c="3"/>telephone #3 ---&gt;&gt;&gt; end</text:p>
            <text:p text:style-name="P33"><text:s text:c="3"/>Employee success inputed.</text:p>
          </table:table-cell>
        </table:table-row>
        <table:table-row>
          <table:table-cell table:style-name="Таблица20.A3" office:value-type="string">
            <text:p text:style-name="P37">4. Изменить поведение команды <text:span text:style-name="T7">del </text:span>таким образом чтобы она получала индекс работника или его </text:p>
            <text:p text:style-name="P37"><text:s text:c="3"/>имя и удаляла его из коллекции. При этом если пользователь вводит корректное число то </text:p>
            <text:p text:style-name="P37"><text:s text:c="3"/>удаление работника происходит по его индексу иначе по его имени.</text:p>
            <text:p text:style-name="P37"><text:s text:c="3"/><text:span text:style-name="T7">&gt;del</text:span></text:p>
            <text:p text:style-name="P37"><text:span text:style-name="T7"><text:s text:c="4"/></text:span><text:span text:style-name="T26">Enter index or name of employee</text:span></text:p>
            <text:p text:style-name="P34"><text:s text:c="4"/>---&gt;&gt;&gt; 12</text:p>
            <text:p text:style-name="P34"><text:s text:c="4"/>Employee Evgeny successfully deleted</text:p>
            <text:p text:style-name="P38"><text:s text:c="3"/>&gt;del</text:p>
            <text:p text:style-name="P37"><text:span text:style-name="T7"><text:s text:c="4"/></text:span><text:span text:style-name="T26">Enter index or name of employee</text:span></text:p>
            <text:p text:style-name="P34"><text:s text:c="4"/>---&gt;&gt;&gt; Kleshev</text:p>
            <text:p text:style-name="P34"><text:s text:c="4"/>Employee Kleshev successfully deleted</text:p>
            <text:p text:style-name="P38"><text:s text:c="3"/>&gt;del</text:p>
            <text:p text:style-name="P37"><text:span text:style-name="T7"><text:s text:c="4"/></text:span><text:span text:style-name="T26">Enter index or name of employee</text:span></text:p>
            <text:p text:style-name="P34"><text:s text:c="4"/>---&gt;&gt;&gt; 1500</text:p>
            <text:p text:style-name="P34"><text:s text:c="4"/>Employee with index 1500 not found</text:p>
            <text:p text:style-name="P38"><text:s text:c="3"/>&gt;del</text:p>
            <text:p text:style-name="P37"><text:span text:style-name="T7"><text:s text:c="4"/></text:span><text:span text:style-name="T26">Enter index or name of employee</text:span></text:p>
            <text:p text:style-name="P34"><text:s text:c="4"/>---&gt;&gt;&gt; Arbuz</text:p>
            <text:p text:style-name="P34"><text:s text:c="4"/>Employee with name Arbuz not found</text:p>
          </table:table-cell>
        </table:table-row>
        <table:table-row>
          <table:table-cell table:style-name="Таблица20.A3" office:value-type="string">
            <text:p text:style-name="P37">5. Ввести команду <text:span text:style-name="T7">save. </text:span>Данная команда сериализует список работников в файл <text:span text:style-name="T7">json </text:span>с именем в </text:p>
            <text:p text:style-name="P37"><text:s text:c="3"/>константе <text:span text:style-name="T7">m_json_file_storage </text:span>посредством <text:span text:style-name="T7">System.Text.Json.JSonSerializer </text:span>при этом в </text:p>
            <text:p text:style-name="P37"><text:s text:c="3"/>данной сериализации указывается параметр WriteIndented = true для сериализации в </text:p>
            <text:p text:style-name="P37"><text:s text:c="3"/>удобочитаемом виде. При этом при сериализации перехватываются исключения типа </text:p>
            <text:p text:style-name="P37"><text:s text:c="3"/><text:span text:style-name="T9">NotSupportedException </text:span><text:span text:style-name="T20">и </text:span><text:span text:style-name="T9">ArgumentNullException </text:span><text:span text:style-name="T20">при перехвате данных исключений </text:span></text:p>
            <text:p text:style-name="P37"><text:span text:style-name="T20"><text:s text:c="3"/>программа перевозбуждает пользовательское исключение типа </text:span><text:span text:style-name="T9">ErrorSerialization</text:span></text:p>
            <text:p text:style-name="P36"><text:span text:style-name="T7"><text:s text:c="3"/></text:span>которое перехватывается в функции <text:span text:style-name="T7">Main() </text:span>которая выводит сообщение и завершает программу.</text:p>
            <text:p text:style-name="P36"><text:s text:c="3"/>После сериализации списочного массива с работниками программа посредством вызова</text:p>
            <text:p text:style-name="P36"><text:s text:c="3"/><text:a xlink:type="simple" xlink:href="../../../../../../:WriteAllText" text:style-name="Internet_20_link" text:visited-style-name="Visited_20_Internet_20_Link">File::WriteAllText</text:a><text:span text:style-name="T7">() </text:span>записывает строку текста с сериализованными данными в файл с именем</text:p>
            <text:p text:style-name="P36"><text:s text:c="3"/>в константе <text:span text:style-name="T7">m_json_file_storage </text:span>с контролем на исключения следующих типов:</text:p>
            <text:p text:style-name="P36"><text:s text:c="3"/><text:span text:style-name="T9">ArgumentNullException</text:span><text:span text:style-name="T7">, </text:span><text:span text:style-name="T9">PathToLongException</text:span><text:span text:style-name="T7">, </text:span><text:span text:style-name="T9">DirectoryNotFoundException</text:span><text:span text:style-name="T7">, </text:span><text:span text:style-name="T9">IOException</text:span><text:span text:style-name="T7">,</text:span></text:p>
            <text:p text:style-name="P36"><text:span text:style-name="T7"><text:s text:c="3"/></text:span><text:span text:style-name="T9">UnauthorizedAccessException</text:span><text:span text:style-name="T7">, </text:span><text:span text:style-name="T9">NotSupportedException</text:span><text:span text:style-name="T7">, </text:span><text:span text:style-name="T9">SecurityException</text:span><text:span text:style-name="T7">. </text:span>При этом при </text:p>
            <text:p text:style-name="P36"><text:s text:c="3"/>верехвате данных исключений программа перевозбуждает исключение пользовательского типа</text:p>
            <text:p text:style-name="P36"><text:s text:c="3"/><text:span text:style-name="T9">ErrorWriteStorage</text:span><text:span text:style-name="T7"> </text:span>которое перехватывается в функции <text:span text:style-name="T7">Main() </text:span>которая выводит сообщение и </text:p>
            <text:p text:style-name="P36"><text:s text:c="3"/>завершает работу программы. При этом команда <text:span text:style-name="T7">save </text:span>выводит количество работников в </text:p>
            <text:p text:style-name="P36"><text:s text:c="3"/>списочном массиве которое было записано в файл. <text:s/></text:p>
          </table:table-cell>
        </table:table-row>
      </table:table>
      <text:p text:style-name="Standard"/>
      <text:p text:style-name="Standard"><draw:rect text:anchor-type="paragraph" draw:z-index="8" draw:style-name="gr1" draw:text-style-name="P49" svg:width="25.667cm" svg:height="1.23cm" svg:x="0.044cm" svg:y="0.355cm"><text:p text:style-name="P47"><text:span text:style-name="T30">Корректировка класса EmployeesDTO</text:span></text:p></draw:rect></text:p>
      <text:p text:style-name="Standard"/>
      <text:p text:style-name="Standard"/>
      <text:p text:style-name="Standard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3">1. <text:span text:style-name="T10">Изменить имя класса с </text:span>EmployeesDTO <text:span text:style-name="T10">на </text:span>Employee. <text:span text:style-name="T10">В соответствии с изменённым именем ввости </text:span></text:p>
            <text:p text:style-name="P23"><text:span text:style-name="T10"><text:s text:c="3"/>изменения в функции </text:span>Main(), <text:span text:style-name="T10">плагинах </text:span>EmployeesLoaderPlugin <text:span text:style-name="T10">и </text:span>EmploeesViewerPlugin. </text:p>
            <text:p text:style-name="P23">2. <text:span text:style-name="T10">Изменить иерархию класса </text:span>EmployeesDTO <text:span text:style-name="T10">таким образом что бы класс не наследовал от класса </text:span></text:p>
            <text:p text:style-name="P23"><text:span text:style-name="T10"><text:s text:c="3"/></text:span>DataTransferObject. <text:span text:style-name="T10">По причине что сериализация объектов класса </text:span>EmployeesDTO <text:span text:style-name="T10">не нуждается </text:span></text:p>
            <text:p text:style-name="P23"><text:span text:style-name="T10"><text:s text:c="3"/>в базовом абстрактном классе. Класс </text:span>EmployeesDTO <text:span text:style-name="T10">сделать самостоятельным.Поменять закрытое <text:s text:c="2"/></text:span></text:p>
            <text:p text:style-name="P23"><text:span text:style-name="T10"><text:s text:c="3"/>поле _</text:span>phones <text:span text:style-name="T10">у которого изменить тип со словаря на списочный массив </text:span></text:p>
            <text:p text:style-name="P23"><text:span text:style-name="T10"><text:s text:c="3"/></text:span>List&lt;EmployeesDTO&gt;.</text:p>
            <text:p text:style-name="P23"><text:s text:c="3"/>private List&lt;EmployeesDTO&gt; _phones = List&lt;EmployeesDTO&gt;();</text:p>
            <text:p text:style-name="P23"><text:span text:style-name="T10">3. Поменять свойство только для чтения </text:span>Phone <text:span text:style-name="T10">на свойство для чтения и записи </text:span>Phone <text:span text:style-name="T10">которое </text:span></text:p>
            <text:p text:style-name="P23"><text:span text:style-name="T10"><text:s text:c="3"/>получает и возвращает списочный массив </text:span>List&lt;String&gt;.</text:p>
            <text:p text:style-name="P23">4. <text:span text:style-name="T10">Поменять функцию </text:span>AddPhone <text:span text:style-name="T10">таким образом чтобы она возбуждала исключение </text:span>ArgumentException</text:p>
            <text:p text:style-name="P23"><text:s text:c="3"/><text:span text:style-name="T10">вместо </text:span>Exception.</text:p>
            <text:p text:style-name="P23">5. <text:span text:style-name="T10">Поменать свойство </text:span>Name <text:span text:style-name="T10">с автоматического на ручное и у данного свойства в части </text:span>set </text:p>
            <text:p text:style-name="P23"><text:span text:style-name="T10"><text:s text:c="3"/>реализовать проверку что записываемое имя не пустое. Если имя пустая строка или пустая </text:span></text:p>
            <text:p text:style-name="P23"><text:span text:style-name="T10"><text:s text:c="3"/>ссылка то свойство должно генерировать исключение типа </text:span>ArgumentException.</text:p>
          </table:table-cell>
        </table:table-row>
      </table:table>
      <text:p text:style-name="Standard"/>
      <text:p text:style-name="Standard"/>
      <text:p text:style-name="Standard"><draw:rect text:anchor-type="paragraph" draw:z-index="9" draw:style-name="gr1" draw:text-style-name="P49" svg:width="25.667cm" svg:height="1.23cm" svg:x="0.018cm" svg:y="-0.016cm"><text:p text:style-name="P47"><text:span text:style-name="T30">Корректировка интерфейса IPluggable</text:span></text:p></draw:rect><text:soft-page-break/></text:p>
      <text:p text:style-name="Standard"/>
      <text:p text:style-name="Standard"/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23">1. <text:span text:style-name="T10">Поменять прототип абстрактного метода </text:span>Run <text:span text:style-name="T10">таким образом что бы он принимал L</text:span>ist&lt;Employee&gt; </text:p>
            <text:p text:style-name="P23"><text:span text:style-name="T10"><text:s text:c="3"/>параметризованный классом </text:span>Employee <text:span text:style-name="T10">и возвращал коллекцию типа L</text:span>ist&lt;Employee&gt; </text:p>
            <text:p text:style-name="P23"><text:span text:style-name="T10"><text:s text:c="3"/>параметризованный классом </text:span>Employees.</text:p>
            <text:p text:style-name="P23">2. <text:span text:style-name="T10">В соответствии и изменениями в методе </text:span>Run <text:span text:style-name="T10">интерфейса поменять реализации данного метода в </text:span></text:p>
            <text:p text:style-name="P23"><text:span text:style-name="T10"><text:s text:c="3"/>плагинах </text:span>EmployeesLoaderPlugin <text:span text:style-name="T10">и </text:span>EmploeesViewerPlugin.</text:p>
            <text:p text:style-name="P23">3. <text:span text:style-name="T10">Заменить логгер на стандартный логер .</text:span>NE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вгений Клёшев</meta:initial-creator>
    <meta:creation-date>2023-07-18T19:15:29.24</meta:creation-date>
    <dc:date>2023-07-24T20:13:21.24</dc:date>
    <dc:creator>Евгений Клёшев</dc:creator>
    <meta:editing-duration>PT14H1M39S</meta:editing-duration>
    <meta:editing-cycles>48</meta:editing-cycles>
    <meta:generator>OpenOffice/4.1.14$Win32 OpenOffice.org_project/4114m1$Build-9811</meta:generator>
    <meta:document-statistic meta:table-count="19" meta:image-count="0" meta:object-count="0" meta:page-count="7" meta:paragraph-count="225" meta:word-count="2704" meta:character-count="21063"/>
  </office:meta>
</office:document-meta>
</file>